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333333" style:font-name="Helvetica Neue" fo:font-size="12pt" fo:letter-spacing="normal" fo:font-style="normal" fo:font-weight="normal"/>
    </style:style>
    <style:style style:name="P2" style:family="paragraph" style:parent-style-name="Text_20_body">
      <style:paragraph-properties fo:margin-left="0cm" fo:margin-right="0cm" fo:margin-top="0cm" fo:margin-bottom="0.423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style:list-style-name="L7">
      <style:paragraph-properties fo:margin-top="0cm" fo:margin-bottom="0.423cm" loext:contextual-spacing="false" fo:orphans="2" fo:widows="2" fo:padding="0cm" fo:border="none"/>
    </style:style>
    <style:style style:name="P5" style:family="paragraph" style:parent-style-name="Text_20_body" style:list-style-name="L8">
      <style:paragraph-properties fo:margin-top="0cm" fo:margin-bottom="0.423cm" loext:contextual-spacing="false" fo:orphans="2" fo:widows="2" fo:padding="0cm" fo:border="none"/>
    </style:style>
    <style:style style:name="P6" style:family="paragraph" style:parent-style-name="Text_20_body" style:list-style-name="L9">
      <style:paragraph-properties fo:margin-top="0cm" fo:margin-bottom="0.423cm" loext:contextual-spacing="false" fo:orphans="2" fo:widows="2" fo:padding="0cm" fo:border="none"/>
      <style:text-properties fo:font-variant="normal" fo:text-transform="none" fo:color="#333333" style:font-name="Helvetica Neue" fo:font-size="12pt" fo:letter-spacing="normal" fo:font-style="normal" fo:font-weight="normal"/>
    </style:style>
    <style:style style:name="P7" style:family="paragraph" style:parent-style-name="Text_20_body" style:list-style-name="L11">
      <style:paragraph-properties fo:margin-top="0cm" fo:margin-bottom="0.423cm" loext:contextual-spacing="false" fo:orphans="2" fo:widows="2" fo:padding="0cm" fo:border="none"/>
      <style:text-properties fo:font-variant="normal" fo:text-transform="none" fo:color="#333333" style:font-name="Helvetica Neue" fo:font-size="12pt" fo:letter-spacing="normal" fo:font-style="normal" fo:font-weight="normal"/>
    </style:style>
    <style:style style:name="P8" style:family="paragraph" style:parent-style-name="Text_20_body" style:list-style-name="L12">
      <style:paragraph-properties fo:margin-top="0cm" fo:margin-bottom="0.423cm" loext:contextual-spacing="false" fo:orphans="2" fo:widows="2" fo:padding="0cm" fo:border="none"/>
      <style:text-properties fo:font-variant="normal" fo:text-transform="none" fo:color="#333333" style:font-name="Helvetica Neue" fo:font-size="12pt" fo:letter-spacing="normal" fo:font-style="normal" fo:font-weight="normal"/>
    </style:style>
    <style:style style:name="P9" style:family="paragraph" style:parent-style-name="Text_20_body" style:list-style-name="L13">
      <style:paragraph-properties fo:margin-top="0cm" fo:margin-bottom="0.423cm" loext:contextual-spacing="false" fo:orphans="2" fo:widows="2" fo:padding="0cm" fo:border="none"/>
      <style:text-properties fo:font-variant="normal" fo:text-transform="none" fo:color="#333333" style:font-name="Helvetica Neue" fo:font-size="12pt" fo:letter-spacing="normal" fo:font-style="normal" fo:font-weight="normal"/>
    </style:style>
    <style:style style:name="P10" style:family="paragraph" style:parent-style-name="Text_20_body" style:list-style-name="L10">
      <style:paragraph-properties fo:margin-top="0.423cm" fo:margin-bottom="0.423cm" loext:contextual-spacing="false" fo:orphans="2" fo:widows="2" fo:padding="0cm" fo:border="none"/>
    </style:style>
    <style:style style:name="P11" style:family="paragraph" style:parent-style-name="Heading_20_1">
      <style:paragraph-properties fo:margin-left="0cm" fo:margin-right="0cm" fo:margin-top="0cm" fo:margin-bottom="0.423cm" loext:contextual-spacing="false" fo:line-height="120%"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style:font-name="Helvetica Neue" fo:letter-spacing="normal" fo:font-style="normal" fo:font-weight="bold"/>
    </style:style>
    <style:style style:name="P12" style:family="paragraph" style:parent-style-name="Heading_20_1">
      <style:paragraph-properties fo:margin-left="0cm" fo:margin-right="0cm" fo:margin-top="0cm" fo:margin-bottom="0.423cm" loext:contextual-spacing="false" fo:line-height="120%" fo:orphans="2" fo:widows="2" fo:text-indent="0cm" style:auto-text-indent="false" fo:break-before="page" fo:padding-left="0cm" fo:padding-right="0cm" fo:padding-top="0cm" fo:padding-bottom="0.049cm" fo:border-left="none" fo:border-right="none" fo:border-top="none" fo:border-bottom="0.06pt solid #eeeeee"/>
      <style:text-properties fo:font-variant="normal" fo:text-transform="none" fo:color="#333333" style:font-name="Helvetica Neue" fo:letter-spacing="normal" fo:font-style="normal" fo:font-weight="bold"/>
    </style:style>
    <style:style style:name="P13" style:family="paragraph" style:parent-style-name="Quotations">
      <style:paragraph-properties fo:margin-left="0cm" fo:margin-right="0cm" fo:margin-top="0cm" fo:margin-bottom="0.423cm" loext:contextual-spacing="false" fo:orphans="2" fo:widows="2" fo:text-indent="0cm" style:auto-text-indent="false" fo:padding-left="0.397cm" fo:padding-right="0cm" fo:padding-top="0cm" fo:padding-bottom="0cm" fo:border-left="3pt solid #dddddd" fo:border-right="none" fo:border-top="none" fo:border-bottom="none"/>
      <style:text-properties officeooo:paragraph-rsid="0008e3be"/>
    </style:style>
    <style:style style:name="P14" style:family="paragraph" style:parent-style-name="Quotations">
      <style:paragraph-properties fo:margin-left="0cm" fo:margin-right="0cm" fo:margin-top="0cm" fo:margin-bottom="0cm" loext:contextual-spacing="false" fo:orphans="2" fo:widows="2" fo:text-indent="0cm" style:auto-text-indent="false" fo:padding-left="0.397cm" fo:padding-right="0cm" fo:padding-top="0cm" fo:padding-bottom="0cm" fo:border-left="3pt solid #dddddd" fo:border-right="none" fo:border-top="none" fo:border-bottom="none"/>
      <style:text-properties fo:font-variant="normal" fo:text-transform="none" fo:color="#777777" style:font-name="Helvetica Neue" fo:font-size="12pt" fo:letter-spacing="normal" fo:font-style="normal" fo:font-weight="normal"/>
    </style:style>
    <style:style style:name="P15" style:family="paragraph" style:parent-style-name="Quotations">
      <style:paragraph-properties fo:margin-left="0cm" fo:margin-right="0cm" fo:margin-top="0cm" fo:margin-bottom="0cm" loext:contextual-spacing="false" fo:orphans="2" fo:widows="2" fo:text-indent="0cm" style:auto-text-indent="false" fo:padding-left="0.397cm" fo:padding-right="0cm" fo:padding-top="0cm" fo:padding-bottom="0cm" fo:border-left="3pt solid #dddddd" fo:border-right="none" fo:border-top="none" fo:border-bottom="none"/>
    </style:style>
    <style:style style:name="P16" style:family="paragraph" style:parent-style-name="Heading_20_2">
      <style:paragraph-properties fo:margin-left="0cm" fo:margin-right="0cm" fo:margin-top="0cm" fo:margin-bottom="0.423cm" loext:contextual-spacing="false" fo:line-height="122%"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style:font-name="Helvetica Neue" fo:letter-spacing="normal" fo:font-style="normal" fo:font-weight="bold"/>
    </style:style>
    <style:style style:name="P17" style:family="paragraph" style:parent-style-name="Preformatted_20_Text">
      <loext:graphic-properties draw:fill="solid" draw:fill-color="#f7f7f7" draw:opacity="100%"/>
      <style:paragraph-properties fo:margin-left="0cm" fo:margin-right="0cm" fo:margin-top="0cm" fo:margin-bottom="0cm" loext:contextual-spacing="false" fo:line-height="145%" fo:orphans="2" fo:widows="2" fo:text-indent="0cm" style:auto-text-indent="false" fo:background-color="#f7f7f7" fo:padding="0cm" fo:border="none"/>
    </style:style>
    <style:style style:name="P18" style:family="paragraph" style:parent-style-name="Preformatted_20_Text">
      <loext:graphic-properties draw:fill="solid" draw:fill-color="#f7f7f7" draw:opacity="100%"/>
      <style:paragraph-properties fo:margin-top="0cm" fo:margin-bottom="0cm" loext:contextual-spacing="false" fo:line-height="145%" fo:orphans="2" fo:widows="2" fo:background-color="#f7f7f7" fo:padding="0cm" fo:border="none"/>
    </style:style>
    <style:style style:name="P19" style:family="paragraph" style:parent-style-name="Heading_20_3">
      <style:paragraph-properties fo:margin-left="0cm" fo:margin-right="0cm" fo:margin-top="0cm" fo:margin-bottom="0.423cm" loext:contextual-spacing="false" fo:line-height="143%" fo:orphans="2" fo:widows="2" fo:text-indent="0cm" style:auto-text-indent="false"/>
      <style:text-properties fo:font-variant="normal" fo:text-transform="none" fo:color="#333333" style:font-name="Helvetica Neue" fo:letter-spacing="normal" fo:font-style="normal" fo:font-weight="bold"/>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3" style:family="text">
      <style:text-properties fo:font-variant="normal" fo:text-transform="none" fo:color="#777777" style:font-name="Helvetica Neue" fo:font-size="12pt" fo:letter-spacing="normal" fo:font-style="normal" fo:font-weight="normal"/>
    </style:style>
    <style:style style:name="T4" style:family="text">
      <style:text-properties fo:font-variant="normal" fo:text-transform="none" fo:color="#777777"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333333" style:font-name="Helvetica Neue" fo:font-size="12pt" fo:letter-spacing="normal" fo:font-style="normal" fo:font-weight="normal"/>
    </style:style>
    <style:style style:name="T6" style:family="text">
      <style:text-properties fo:font-variant="normal" fo:text-transform="none" fo:color="#333333" style:font-name="Helvetica Neue" fo:font-size="12pt" fo:letter-spacing="normal" fo:font-style="normal" fo:font-weight="bold"/>
    </style:style>
    <style:style style:name="T7"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8" style:family="text">
      <style:text-properties fo:font-variant="normal" fo:text-transform="none" fo:color="#333333" style:font-name="Consolas" fo:font-size="9.75pt" fo:letter-spacing="normal" fo:font-style="normal" fo:font-weight="normal" loext:padding="0cm" loext:border="none"/>
    </style:style>
    <style:style style:name="T9" style:family="text">
      <style:text-properties officeooo:rsid="0008e3b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3">Introduction</text:span></text:p>
      <text:p text:style-name="P13"><text:a xlink:type="simple" xlink:href="https://globalchallenges.org/" text:style-name="Internet_20_link" text:visited-style-name="Visited_20_Internet_20_Link"><text:span text:style-name="T4">https://globalchallenges.org</text:span></text:a></text:p>
      <text:p text:style-name="P13"><text:span text:style-name="T3">Today, mankind lives not only in national societies, but also in a global community. This means that the behavior and decisions of the </text:span><text:span text:style-name="Emphasis"><text:span text:style-name="T3">inhabitants of nation states</text:span></text:span><text:span text:style-name="T3"> also impact the vital interests of inhabitants of other countries. </text:span><text:span text:style-name="Emphasis"><text:span text:style-name="T3">Global warming</text:span></text:span><text:span text:style-name="T3">may be the most obvious example: Greenhouse gas emissions in any particular country will have an impact on global climate change.</text:span></text:p>
      <text:p text:style-name="P13"><text:span text:style-name="T3">The world community is facing a number of major global challenges which have to be </text:span><text:span text:style-name="Emphasis"><text:span text:style-name="T3">jointly managed by all countries</text:span></text:span><text:span text:style-name="T3">through increased co-operation and an increased understanding of our interconnectedness. Other than climate change, the major problems and risks are other large-scale environmental damage and politically motivated violence (war, civil war, terrorism, weapons of mass destruction). Other major problems faced are extreme poverty and rapid population growth.</text:span></text:p>
      <text:p text:style-name="P13"><text:span text:style-name="T3">Rapid population growth – the global population has quadrupled over the last 100 years (which is one of the main reasons for the problem we face today), and is expected to increase by another 50 percent by the year 2100 – exacerbates all these problems. Despite this, and despite the knowledge that there are not nearly </text:span><text:span text:style-name="Emphasis"><text:span text:style-name="T3">enough resources on the planet</text:span></text:span><text:span text:style-name="T3"> for the entire population of Earth to enjoy the </text:span><text:span text:style-name="Emphasis"><text:span text:style-name="T3">current Western standard of living</text:span></text:span><text:span text:style-name="T3">, the issue is not on the political agenda.</text:span></text:p>
      <text:p text:style-name="P13"><text:span text:style-name="T3">In order to manage these challenges, we need effective ways of making </text:span><text:span text:style-name="Emphasis"><text:span text:style-name="T3">collectively binding, long-term decisions</text:span></text:span><text:span text:style-name="T3"> that take into account the </text:span><text:span text:style-name="Emphasis"><text:span text:style-name="T3">interests of all those affected, including future generations</text:span></text:span><text:span text:style-name="T3">. The system currently in place to manage these issues – including the UN and the organizations connected with the UN – are, in their present form, not up to the task. Today, these challenges are responded to using yesterday’s tools – multilateral negotiations which are susceptible to short-term national interests. As a consequence, the necessary action is either nottaken or is taken too late, while the problems and risks continue to grow.</text:span></text:p>
      <text:p text:style-name="P13"><text:span text:style-name="T3">The Global Challenges Foundation wants to challenge participants from all over the world to formulate alternatives to the present state of affairs – either by </text:span><text:span text:style-name="Emphasis"><text:span text:style-name="T3">complementing, strengthening and revising the present UN system</text:span></text:span><text:span text:style-name="T3">, or by </text:span><text:span text:style-name="Emphasis"><text:span text:style-name="T3">proposing completely new forms of governance</text:span></text:span><text:span text:style-name="T3">. The proposals should be drafted with the aim of </text:span><text:span text:style-name="Emphasis"><text:span text:style-name="T3">identifying</text:span></text:span><text:span text:style-name="T3"> and, as far as possible, </text:span><text:span text:style-name="Emphasis"><text:span text:style-name="T3">preventing or minimizing challenges</text:span></text:span><text:span text:style-name="T3"> of the kind mentioned above.</text:span></text:p>
      <text:h text:style-name="P11" text:outline-level="1"/>
      <text:h text:style-name="P12" text:outline-level="1"><text:bookmark text:name="user-content-abstract"/>Abstract</text:h>
      <text:p text:style-name="P14">1000 words max</text:p>
      <text:h text:style-name="P11" text:outline-level="1"/>
      <text:h text:style-name="P12" text:outline-level="1"><text:bookmark text:name="user-content-description-of-the-model"/>Description of the model</text:h>
      <text:p text:style-name="P13"><text:span text:style-name="T3">Task (5500 words max)</text:span></text:p>
      <text:p text:style-name="P13"><text:span text:style-name="T3">The participant must </text:span><text:span text:style-name="Emphasis"><text:span text:style-name="T3">design a governance model</text:span></text:span><text:span text:style-name="T3"> able to effectively address the most pressing </text:span><text:span text:style-name="Emphasis"><text:span text:style-name="T3">threats and risks to humanity</text:span></text:span><text:span text:style-name="T3">. In other words, the task is not to come up with direct solutions to specific problems. Rather, it is to design a </text:span><text:span text:style-name="Emphasis"><text:span text:style-name="T3">general model for decision-making</text:span></text:span><text:span text:style-name="T3">, with the aim of </text:span><text:span text:style-name="Emphasis"><text:span text:style-name="T3">generating such solutions</text:span></text:span><text:span text:style-name="T3"> and the </text:span><text:span text:style-name="Emphasis"><text:span text:style-name="T3">ability to do so</text:span></text:span><text:span text:style-name="T3">, and possessing the resources to </text:span><text:span text:style-name="Emphasis"><text:span text:style-name="T3">effectively implement them</text:span></text:span><text:span text:style-name="T3">.</text:span></text:p>
      <text:p text:style-name="P13"><text:span text:style-name="T3">The governance model must also be such that it can be </text:span><text:span text:style-name="Emphasis"><text:span text:style-name="T3">implemented within the foreseeable future</text:span></text:span><text:span text:style-name="T3">. This requires that it be </text:span><text:span text:style-name="Emphasis"><text:span text:style-name="T3">acceptable to major states and the wider international community</text:span></text:span><text:span text:style-name="T3">. A significant measure of civic acceptance is also required. This requirement </text:span><text:span text:style-name="Emphasis"><text:span text:style-name="T3">eliminates models that rely on time-consuming and controversial changes in the political system of individual states</text:span></text:span><text:span text:style-name="T3">, e.g. models that postulate that all states should be democracies.</text:span></text:p>
      <text:p text:style-name="P13"><text:span text:style-name="T3">Furthermore, the governance model must involve a </text:span><text:span text:style-name="Emphasis"><text:span text:style-name="T3">minimum of limitations to the sovereignty</text:span></text:span><text:span text:style-name="T3"> of </text:span><text:span text:style-name="Emphasis"><text:span text:style-name="T3">nation-states</text:span></text:span><text:span text:style-name="T3">, meaning that it should involve only such limitations as are necessary to ensure that national decisions do not seriously harm the vital interests of inhabitants of other countries, or of humanity as a whole. In other words, decisions within the governance model must </text:span><text:span text:style-name="Emphasis"><text:span text:style-name="T3">not deal with the internal affairs of individual states</text:span></text:span><text:span text:style-name="T3">.</text:span></text:p>
      <text:p text:style-name="P1">"No problem can be solved from the same level of consciousness that created it" by Albert Einstein.</text:p>
      <text:p text:style-name="P1">Since the end of WW2, through Cold War, invention of Computer and the rise of Internet, the world has changed drastically - both the problems humanity face and actors that can act upon it. To understand the whole picture, it's time to look from a fresh perspective. Indeed, the current world order has been in place for more than 3 centuries, so it will be exciting to expose its status quo and work with it within next five thousand words. Lets start with generalization beyond current order, introduction of a new perspective, and describtion of the task within the new context. Then author will finally propose a new governmance model and finish with a roadmap that is executable by tomorrow.</text:p>
      <text:h text:style-name="P16" text:outline-level="2"><text:bookmark text:name="user-content-world-order---from-westphalian-order-to-neomedieval-order--------beyond-international-order"/>World order - from Westphalian order to Neomedieval order / Beyond International order</text:h>
      <text:p text:style-name="P2"><text:span text:style-name="T5">Lets open this chapter top down. According to H. Bull, </text:span><text:span text:style-name="Emphasis"><text:span text:style-name="T5">World Order</text:span></text:span><text:span text:style-name="T5"> is patterns or dispositions of human activity that sustain the elementary or primary goals of </text:span><text:soft-page-break/><text:span text:style-name="T5">social life among mankind as a whole, but </text:span><text:span text:style-name="Emphasis"><text:span text:style-name="T5">International Order</text:span></text:span><text:span text:style-name="T5"> is such order among states only. Last few centuries, international order was a good proxy for world order because states were predominant de facto forms of sovereign actors within the world community. Unfortunely or perhaps luckily, there are multitude of authors[1] that see a decline of states system for already few decades, although they don't agree on what will take its place. Nevertheless, as states are declining the well studied international order is little of use for understanding the less studied world order in future and already today. There are various guesses what's coming next and each of them have very different implications for the future, but that discussion is out of scope of this paper. Therefore I will move on with the school of though that sees our time as a transition into a new world order of durable chaos within </text:span><text:span text:style-name="Emphasis"><text:span text:style-name="T5">Neomedieval order</text:span></text:span><text:span text:style-name="T5">, and here's why it was chosen.</text:span></text:p>
      <text:p text:style-name="P2"><text:span text:style-name="T5">What we see today around is that states share the world politics with a multitude of non-state actors: organizations such as the United Nations, companies such as Apple, nonprofit groups such as Red Cross, and various drug cartels and terrorist organizations. Many of these nonstate actors wield power globally on par with state actors, rendering the state-centric Westphalian order weak if not impossible. If that stands true, current world order would best be described as </text:span><text:span text:style-name="Emphasis"><text:span text:style-name="T5">neomedievalism</text:span></text:span><text:span text:style-name="T5">: "a non-state-centric, multipolar international system of overlapping authorities and allegiances within the same territory".[2] For some, neomedievalism represents an alternative to the Westphalian order, as showed by Philip Cerny, Mark Duffield, Stephen Kobrin, Jörg Friedrichs, and others. This proposal builds builds upon this worldview.</text:span></text:p>
      <text:p text:style-name="P1">Sean McFate in his book "Modern Mercenary" summarizes the importance of shifting the perspective on world affairs:</text:p>
      <text:p text:style-name="P17"><text:span text:style-name="Source_20_Text"><text:span text:style-name="T7">"Neomedievalism is important because it offers a conceptual lens for understanding the seemingly dissonant and chaotic world order emerging from the ashes of the Cold War that cannot be easily grasped past the conceptual blinders of state-centrism. Rather than rationalizing the paradox in conventional state-centric international relations theory, neomedievalism instead acknowledges the fundamental reorganization and redistribution of power in the system from state to nonstate actors. It embraces the fragmentation of sovereignty and seeks to reorient international relations ideas away from state-centrism and toward an unstructured system of overlapping authorities and allegiances to better comprehend world affairs."</text:span></text:span></text:p>
      <text:p text:style-name="P1">Hedley Bull:</text:p>
      <text:p text:style-name="P17"><text:span text:style-name="Source_20_Text"><text:span text:style-name="T7">The essential attributes of the states system, as they have been defined here, are first a plurality of sovereign states; second, a degree of interaction among them, in respect of which they form a system; and third, a degree of acceptance of common rules and institutions, in respect of which they form a society.</text:span></text:span></text:p>
      <text:p text:style-name="P18"><text:soft-page-break/></text:p>
      <text:p text:style-name="P18"><text:span text:style-name="Source_20_Text"><text:span text:style-name="T7">In the latter case it may be imagined that a world government [..] may be arising gradually, perhaps through accretion of the powers of the United Nations.</text:span></text:span></text:p>
      <text:p text:style-name="P18"/>
      <text:p text:style-name="P18"><text:span text:style-name="Source_20_Text"><text:span text:style-name="T7">It is also conceivable that sovereign states might disappear and be replaced not by a world government but by a modern and secular equivalent of the kind of universal political organisation that existed in Western Christendom in the Middle Ages. In that system no ruler or state was sovereign in the sense of being supreme over a given territory and a given segment of the Christian population; each had to share authority with vassals beneath , and with the Pope and (in Germany and Italy) the H oly Roman Emperor above . The universal political order of Western Christendom represents an alternative to the system of states which does not yet embody universal govern­ment. All authority in medieval Christendom was thought to derive ultimately from God and the political system was basically Theocratic. It might therefore seem fanciful to contemplate a return to the medieval model, but it is not fanciful to imagine that there might develop a modern and secular counterpart of it that embodies its central characteristic: a system of overlapping authority and multiple loyalty. It is familiar that sovereign states today share the stage of world politics with 'other actors' just as in medieval times the state had to share the stage with 'other associations' (to use the mediavalists' phrase). If modern states were to come to share their authority over their citizens, and their ability to command their loyalties, on the one hand with regional and world authorities, and on the other hand with sub-state or sub-national authorities, to such an extent that the concept of sovereignty ceased to be applicable, then a neo­medieval form of universal political order might be said to have emerged. We might imagine, for example, that the government of the United Kingdom had to share its authority on the one hand with authorities in Scotland, Wales, Wessex and elsewhere, and on the other hand with a European authority in Brussels and world authorities in New York and Geneva, to such an extent that the notion of its supremacy over the territory and people of the United Kingdom had no force. We might imagine that the authorities in Scotland and Wales, as well as those in Brussels, New York and Geneva enjoyed standing as actors in world politics, recognised as having rights and duties in world law, conducting negotiations and perhaps able to command armed forces. We might imagine that the political loyalties of the inhabitants of, say, Glasgow, were so uncertain as between the authorities in Edinburgh , London, Brussels and New York that the government of the United Kingdom could not be assumed to enjoy any kind of primacy over the others, such as it possesses now. If such a state of affairs prevailed all over the globe, this is what we may call, for want of a better term, a neo-mediaeval order. The case for regarding this form of universal political organisa­tion as representing a superior path to world order to that em­bodied in the states system would be that it promises to avoid the classic dangers of the system of sovereign states by a structure of overlapping authorities and crisscrossing loyalties that hold all peoples together in a universal society, while at the same time avoiding the concentration of power inherent in a world govern­ment. The case for doubting whether the neo-mediaeval model is superior is that there is no assurance that it would prove more orderly than the states system, rather than less. It is conceivable that a universal society of this kind might be constructed that would provide a firm basis for the realisation of elementary goals of social life. But if it were anything like the precedent of </text:span></text:span><text:soft-page-break/><text:span text:style-name="Source_20_Text"><text:span text:style-name="T7">Western Christendom, it would contain more ubiquitous and continuous violence and insecurity than does the modern states system.</text:span></text:span></text:p>
      <text:p text:style-name="P18"/>
      <text:p text:style-name="P18"><text:span text:style-name="Source_20_Text"><text:span text:style-name="T7">First, there is the goal of preservation of the system and society of states itself. Whatever the divisions among them, modern states have been united in the belief that they are the principal actors in world politics and the chief bearers of rights and duties within it. The society of states has sought to ensure that it will remain the prevailing form of universal political organisation, in fact and in right.</text:span></text:span></text:p>
      <text:p text:style-name="P1">... summary of Modern Mercenary &amp; its references ... ... summary of Modern Mercenary &amp; its references ... ... summary of Modern Mercenary &amp; its references ... ... summary of Modern Mercenary &amp; its references ...</text:p>
      <text:p text:style-name="P2"><text:span text:style-name="T5">In neomedievalism, independent political actors in world affairs are categorized in different types of </text:span><text:span text:style-name="Emphasis"><text:span text:style-name="T5">Sovereign agents</text:span></text:span><text:span text:style-name="T5">:</text:span></text:p>
      <text:list xml:id="list5156122255284021117" text:style-name="L8">
        <text:list-item>
          <text:p text:style-name="P5"><text:span text:style-name="Emphasis"><text:span text:style-name="T5">states</text:span></text:span><text:span text:style-name="T5"> that are diverse at all dimensions: integrity (strong North Korea vs weak Somalia), demography (old Norway vs young Sri Lanka), political system, size, etc.</text:span></text:p>
        </text:list-item>
        <text:list-item>
          <text:p text:style-name="P5"><text:span text:style-name="Emphasis"><text:span text:style-name="T5">international organizations</text:span></text:span><text:span text:style-name="T5"> "they allow states to pool their sovereignty and claim authority over individual member states for the greater good", but "some international organizations [have] sought to transform themselves from a world stage for international relations into an actor upon it", like The International Criminal Court.</text:span></text:p>
        </text:list-item>
        <text:list-item>
          <text:p text:style-name="P5"><text:span text:style-name="Emphasis"><text:span text:style-name="T5">Non-government organizations (NGOs)</text:span></text:span><text:span text:style-name="T5"> "are international nonprofit groups that operate independently of governments to provide humanitarian services directly to people", like Red Cross. For example, the Universal Declaration of Human Rights, the R2P doctrine, and the ICC all claim universal jurisdiction alongside states, as did the medieval church, based on the commitment to the rights inherent in every human.</text:span></text:p>
        </text:list-item>
        <text:list-item>
          <text:p text:style-name="P5"><text:span text:style-name="Emphasis"><text:span text:style-name="T5">Multinational corporations</text:span></text:span><text:span text:style-name="T5"> "foremost allegiance is to their shareholders [..], and their chief concern is profit rather than king and country."</text:span></text:p>
        </text:list-item>
        <text:list-item>
          <text:p text:style-name="P5"><text:span text:style-name="Emphasis"><text:span text:style-name="T5">Illicit groups</text:span></text:span><text:span text:style-name="T5"> such as global terrorists, insurgents, drug cartels, and international criminal organizations are a third type of transnational actor on the rise. Unlike terrorist groups, which are nominally motivated by ideology, international criminal organizations seek profits and resort to violence, are self-governing and operate in a borderless manner.</text:span></text:p>
        </text:list-item>
      </text:list>
      <text:p text:style-name="P1"><text:soft-page-break/>In addition, integrity (DEF: the state of being whole, entire, or undiminished) matters. For example ...</text:p>
      <text:p text:style-name="P1">... summary of Modern Mercenary &amp; its references ... ... summary of Modern Mercenary &amp; its references ... ... summary of Modern Mercenary &amp; its references ... ... summary of Modern Mercenary &amp; its references ... ... summary of Modern Mercenary &amp; its references ...</text:p>
      <text:p text:style-name="P1">... summary of Modern Mercenary &amp; its references ... ... summary of Modern Mercenary &amp; its references ... ... summary of Modern Mercenary &amp; its references ... ... summary of Modern Mercenary &amp; its references ... ... summary of Modern Mercenary &amp; its references ... ... summary of Modern Mercenary &amp; its references ...</text:p>
      <text:h text:style-name="P16" text:outline-level="2"><text:bookmark text:name="user-content-task-in-context---global-cooperation-for-idea"/>Task in context - global cooperation for idea</text:h>
      <text:p text:style-name="P1">Another difficulty raises from the fact that the humanity is not a agent per se. And we can't use a specific agent as a proxy, because that would be a discrimination against population that agent doesn't represent. Therefore, I see 2 ways how to benefit humanity in such situation:</text:p>
      <text:list xml:id="list7594476741328735104" text:style-name="L9">
        <text:list-item>
          <text:p text:style-name="P6">Govern multiple agents so that sum of those agent's population represents humanity</text:p>
        </text:list-item>
        <text:list-item>
          <text:p text:style-name="P6">Give birth to a new agent type that directly represents humanity</text:p>
        </text:list-item>
      </text:list>
      <text:p text:style-name="P1">This proposal is about 1. strategy [and I have submitted another proposal about 2. strategy].</text:p>
      <text:p text:style-name="P1">Nevertheless, in context of emerging neomedievalism, the task is ambitious - to either improve an existing internation organization UN to be effective over all types of agents, or design a brand new entity that would be.</text:p>
      <text:h text:style-name="P16" text:outline-level="2"><text:bookmark text:name="user-content-politics-who-is-on-the-side-with-goal"/>(Politics) Who is on the side with goal</text:h>
      <text:p text:style-name="P1">axiom: most of states are interested to do something.</text:p>
      <text:p text:style-name="P1">The first interesting conclusion from agent types is that only NGOs are directly and inheretly aligned with the given goal. Corporations and illicit groups are opponents, but states and international organizations are neutral.</text:p>
      <text:list xml:id="list1001461457907006684" text:style-name="L10">
        <text:list-item>
          <text:p text:style-name="P10"><text:span text:style-name="Emphasis"><text:span text:style-name="T5">Illicit groups</text:span></text:span><text:span text:style-name="T5"> are organized similar to corporations and seeks either profits or ideological goals, but by dirty means and within illegal industries that are </text:span><text:soft-page-break/><text:span text:style-name="T5">directly opposed to goals for humanity - human trafficing, heavy drug cartels, mafia and etc. Those are opponents.</text:span></text:p>
        </text:list-item>
        <text:list-item>
          <text:p text:style-name="P10"><text:span text:style-name="Emphasis"><text:span text:style-name="T5">Corporations</text:span></text:span><text:span text:style-name="T5"> are primary profit-seekers, and thus logically would contribute to the only if that will increase their profits or at least won't harm it. Furthermore, these profits are distributed to special interests insteads of good for the whole humanity. Of course it would be easy to align goals with some of the corporations, but not all of them (for example try ending war without harming military industry, or slavery without harming human trafficing cartels), and lots of them are somewhere in the middle. Thus I would say that corporations aren't foes as long they don't hinder the given goals of humanity, but in the same time are not friends as their inherit motivation is not aligned with goals of humanity.</text:span></text:p>
        </text:list-item>
        <text:list-item>
          <text:p text:style-name="P10"><text:span text:style-name="Emphasis"><text:span text:style-name="T5">NGOs</text:span></text:span><text:span text:style-name="T5"> are the best friends. First, they are driven by goals of humanity as a core principle, in their own way in their own discipline. Obviously they have income (as well material donations and voluntary work) and expenses as corporations do, but we may say that they commit all profits towards humanity. Understandably, their goals not always coincide with goals of nation-states or corporations - for example Red Cross provide healthcare to rebels in name of "Everyone has right to health" or internet activists makes freely available otherwise expensive scientific papers in name of "Information should be free". Obviously, there's a still ongoing discussion whenever that's legal (concept of nation-state) to aid enemy of nation-state, and the answer may vary from nation-state to nation-state. Or if that's legal to steal information to share it with humanity, or even if term "stealing" can be applied to information as nothing is lost in contrast to stealing resources. Also, even slavery once was legal. So let's assume that everything which advances goals of humanity and is in interests of nation-states will eventually be recognized as legal.</text:span></text:p>
        </text:list-item>
        <text:list-item>
          <text:p text:style-name="P10"><text:span text:style-name="Emphasis"><text:span text:style-name="T5">States</text:span></text:span><text:span text:style-name="T5"> are interesting. Theoretically it is a form how population organizes itself and should be concerned only about internal affairs, external security and wellbeing of state (whatever it means), but practically in literature there's divergent thought of what nation-state is about. But in practice corruption, populism and lobbying of special interests are prevailing problems in states that question the basic assumption that it cares first for its population. The good news is that state's goals are not in conflict with </text:span><text:soft-page-break/><text:span text:style-name="T5">goals of humanity, but the bad news is that humanity isn't first priority of states.</text:span></text:p>
        </text:list-item>
        <text:list-item>
          <text:p text:style-name="P10"><text:span text:style-name="Emphasis"><text:span text:style-name="T5">International institutions</text:span></text:span><text:span text:style-name="T5"> have a clearly set formal that mostly is aligned or doesn't conflict with goals of humanity. Therefore internation institutions can be regarded as at least neutrals for the of humanity.</text:span></text:p>
        </text:list-item>
      </text:list>
      <text:p text:style-name="P1">The resulting enduser of given goals is humanity itself, so results should be owned by humanity and actions should be accountable to humanity - this implies transparency, sharing and co-participation.</text:p>
      <text:p text:style-name="P1">So the proposal is as follows: States, NGOs and Internation institutions come together "to the table of ABC". Corporations are ok to be around but doesn't have any formal voting power. The main idea is that NGOs do their calling for positive impact, states and other international institutions keep corporations in check to not commit negative impact, and everyone indirectly helps NGOs. Meanwhile ABC serves as a humanity's distributed platform for proposals, discussion and decision-making.</text:p>
      <text:h text:style-name="P16" text:outline-level="2"><text:bookmark text:name="user-content-governance-model"/>Governance model</text:h>
      <text:h text:style-name="P19" text:outline-level="3"><text:bookmark text:name="user-content-proposals"/>Proposals</text:h>
      <text:p text:style-name="P1">Proposals - anyone can make a proposal, and only if that gains sufficient popularity among vote-holders, it proceeds to discussion. This filters irrelevant proposals early and thus ensures that each proposal that passes this line is worth looking at.</text:p>
      <text:p text:style-name="P1"><text:span text:style-name="T9">[</text:span>ref<text:span text:style-name="T9">erence</text:span> &amp; praise L<text:span text:style-name="T9">iquidFeedback]</text:span></text:p>
      <text:p text:style-name="P1">Discussion - during discussion phase proposals can be updated, commented, and alternative solutions proposed. In next phase the best alternative is voted upon, and afterwards a yes/no vote is decided.</text:p>
      <text:h text:style-name="P19" text:outline-level="3"><text:bookmark text:name="user-content-decision"/>Decision</text:h>
      <text:p text:style-name="P1">Voting power - all participants have X votes that they can split into infinite parts. For example, president of a state can keep it for himself (as in monarchies), or evenly distribute within its population (as in democracies). The same for NGOs - its up to them how to distribute the vote best. Wide distribution is welcome as it facilitates co-participation and therefore responsibility to humanity itself. These <text:soft-page-break/>votes can be delegated or redelegated at any time whenever person thinks that another is more competent to use it than himself.</text:p>
      <text:p text:style-name="P1">In order to do the most good, we want that those contributing the most also be the most enabled to direct others, that is to have the highest voting power. The problem comes at measuring what's done, and that can be measured in two ways. First, by setting the an "objective" measure, and everything is measured using that - I see it impossible to establish universal measure for such diverse and unique term "threats and risks to humanity". Second way is to measure it in a "subjective" manner either by rating or ranking. According to [#REF], ranking is better than rating in ambigous and subjective decisions. I propose the following three things - members claim their target rank after a set period, and at the end of the period anonymous peer ranking is performed and corrected for competence using [#REF] method to improve its precision.</text:p>
      <text:p text:style-name="P3"><text:span text:style-name="T5">The end voting power should positively correlate with rank (R) and precision of the claim (</text:span><text:span text:style-name="Source_20_Text"><text:span text:style-name="T8">E = mod(R_real - R_claimed)</text:span></text:span><text:span text:style-name="T5">), for example by formula </text:span><text:span text:style-name="Source_20_Text"><text:span text:style-name="T8">VOTES = ( R + 1/(sqrt(E)+1) ) / R</text:span></text:span><text:span text:style-name="T5">. Elaborate on properties of target function ...</text:span></text:p>
      <text:p text:style-name="P1">Crowdsource the proposal and discussion processes. ...</text:p>
      <text:h text:style-name="P16" text:outline-level="2"><text:bookmark text:name="user-content-enforcement"/>Enforcement</text:h>
      <text:p text:style-name="P1">For enforcement, I see 4 setups to organize enforcement:</text:p>
      <text:list xml:id="list2715063715948712307" text:style-name="L11">
        <text:list-item>
          <text:p text:style-name="P7">each member holds power to harm/destroy other members and everyone is intimated to behave by collective threats to execute this power</text:p>
        </text:list-item>
        <text:list-item>
          <text:p text:style-name="P7">there is special entity that holds the power mentioned above instead of each individual</text:p>
        </text:list-item>
        <text:list-item>
          <text:p text:style-name="P7">there is some common good that is shared among members and everyone is intimated to behave by threats to be denied to this good</text:p>
        </text:list-item>
        <text:list-item>
          <text:p text:style-name="P7">there is a straightforward public feedback on member actions and everyone is intimated to behave by peer pressure</text:p>
        </text:list-item>
      </text:list>
      <text:p text:style-name="P1">For enforcement, I see that peer pressure mechanism emerges naturally by providing straightforward and public feedback on member actions via ranking discussed above. Like in old days with the race to the Moon, states are expected to compete with their rivals in the eyes of all the rest states.</text:p>
      <text:p text:style-name="P1">We choose peer pressure</text:p>
      <text:h text:style-name="P16" text:outline-level="2"><text:bookmark text:name="user-content-implementation-required-tools-and-technology"/><text:soft-page-break/>(Implementation) Required tools and technology</text:h>
      <text:p text:style-name="P1">LiquidFeedback (re-implemented on blockchain)</text:p>
      <text:p text:style-name="P1">Universal ID - humaniq.co - everyone needs bio ID to log into liquid feedback system.</text:p>
      <text:p text:style-name="P1">Benevolent dictator for life</text:p>
      <text:p text:style-name="P1">Cryptography to provide anonymity in voting</text:p>
      <text:h text:style-name="P16" text:outline-level="2"><text:bookmark text:name="user-content-roadmap"/>Roadmap</text:h>
      <text:h text:style-name="P11" text:outline-level="1"/>
      <text:h text:style-name="P12" text:outline-level="1"><text:bookmark text:name="user-content-how-the-model-meets-the-assessment-criteria"/>How the model meets the assessment criteria</text:h>
      <text:p text:style-name="P14">Assessment criteria (2750 words max) - Entries will be assessed based on how well they can be expected to manage global challenges and meet the criteria listed below:</text:p>
      <text:h text:style-name="P19" text:outline-level="3"><text:bookmark text:name="user-content-specific-global-challanges"/>Specific global challanges</text:h>
      <text:p text:style-name="P1">Lets get more specific with global challanges... List of risks in order of importance [1]:</text:p>
      <text:list xml:id="list7744892934626363298" text:style-name="L12">
        <text:list-item>
          <text:p text:style-name="P8">Risks from artificial intelligence</text:p>
        </text:list-item>
        <text:list-item>
          <text:p text:style-name="P8">Promoting effective altruism</text:p>
        </text:list-item>
        <text:list-item>
          <text:p text:style-name="P8">Global priorities research</text:p>
        </text:list-item>
        <text:list-item>
          <text:p text:style-name="P8">Factory farming</text:p>
        </text:list-item>
        <text:list-item>
          <text:p text:style-name="P8">Biosecurity</text:p>
        </text:list-item>
        <text:list-item>
          <text:p text:style-name="P8">Nuclear security</text:p>
        </text:list-item>
        <text:list-item>
          <text:p text:style-name="P8">Developing world health</text:p>
        </text:list-item>
        <text:list-item>
          <text:p text:style-name="P8">Climate change (extreme risks)</text:p>
        </text:list-item>
        <text:list-item>
          <text:p text:style-name="P8">Land use reform</text:p>
        </text:list-item>
        <text:list-item>
          <text:p text:style-name="P8">Smoking in the developing world</text:p>
        </text:list-item>
      </text:list>
      <text:p text:style-name="P1">UN Sustainable Development Goals[3]:</text:p>
      <text:list xml:id="list8134057688714147793" text:style-name="L13">
        <text:list-item>
          <text:p text:style-name="P9">End poverty in all its forms everywhere</text:p>
        </text:list-item>
        <text:list-item>
          <text:p text:style-name="P9">End hunger, achieve food security and improved nutrition and promote sustainable agriculture</text:p>
        </text:list-item>
        <text:list-item>
          <text:p text:style-name="P9">Ensure healthy lives and promote well-being for all at all ages</text:p>
        </text:list-item>
        <text:list-item>
          <text:p text:style-name="P9">Ensure inclusive and equitable quality education and promote lifelong learning opportunities for all</text:p>
        </text:list-item>
        <text:list-item>
          <text:p text:style-name="P9"><text:soft-page-break/>Achieve gender equality and empower all women and girls</text:p>
        </text:list-item>
        <text:list-item>
          <text:p text:style-name="P9">Ensure availability and sustainable management of water and sanitation for all</text:p>
        </text:list-item>
        <text:list-item>
          <text:p text:style-name="P9">Ensure access to affordable, reliable, sustainable and modern energy for all</text:p>
        </text:list-item>
        <text:list-item>
          <text:p text:style-name="P9">Promote sustained, inclusive and sustainable economic growth, full and productive employment and decent work for all</text:p>
        </text:list-item>
        <text:list-item>
          <text:p text:style-name="P9">Build resilient infrastructure, promote inclusive and sustainable industrialization and foster innovation</text:p>
        </text:list-item>
        <text:list-item>
          <text:p text:style-name="P9">Reduce inequality within and among countries</text:p>
        </text:list-item>
        <text:list-item>
          <text:p text:style-name="P9">Make cities and human settlements inclusive, safe, resilient and sustainable</text:p>
        </text:list-item>
        <text:list-item>
          <text:p text:style-name="P9">Ensure sustainable consumption and production patterns</text:p>
        </text:list-item>
        <text:list-item>
          <text:p text:style-name="P9">Take urgent action to combat climate change and its impacts</text:p>
        </text:list-item>
        <text:list-item>
          <text:p text:style-name="P9">Conserve and sustainably use the oceans, seas and marine resources for sustainable development</text:p>
        </text:list-item>
        <text:list-item>
          <text:p text:style-name="P9">Protect, restore and promote sustainable use of terrestrial ecosystems, sustainably manage forests, combat desertification, and halt and reverse land degradation and halt biodiversity loss</text:p>
        </text:list-item>
        <text:list-item>
          <text:p text:style-name="P9">Promote peaceful and inclusive societies for sustainable development, provide access to justice for all and build effective, accountable and inclusive institutions at all levels</text:p>
        </text:list-item>
        <text:list-item>
          <text:p text:style-name="P9">Strengthen the means of implementation and revitalize the Global Partnership for Sustainable Development</text:p>
        </text:list-item>
      </text:list>
      <text:p text:style-name="P1">As we can see, these challanges are very diverse - they are both direct and meta problems, both external and internal to humanity, both old and new problems, both well-marketed and underexposed problems, as well they are ranging across variety of disciplines. ...</text:p>
      <text:h text:style-name="P16" text:outline-level="2"><text:bookmark text:name="user-content-1-core-values"/><text:soft-page-break/>1. Core Values.</text:h>
      <text:p text:style-name="P14">Decisions within the governance model must be guided by the good of all humankind and by respect for the equal value of all human beings.</text:p>
      <text:h text:style-name="P16" text:outline-level="2"><text:bookmark text:name="user-content-2-decision-making-capacity"/>2. Decision-Making Capacity.</text:h>
      <text:p text:style-name="P14">Decision-making within the governance model must generally be possible without crippling delays that prevent the challenges from being adequately addressed (e.g. due to parties exercising powers of veto).</text:p>
      <text:h text:style-name="P16" text:outline-level="2"><text:bookmark text:name="user-content-3-effectiveness"/>3. Effectiveness.</text:h>
      <text:p text:style-name="P14">The governance model must be capable of handling the global challenges and risks and include means to ensure implementation of decisions.</text:p>
      <text:h text:style-name="P16" text:outline-level="2"><text:bookmark text:name="user-content-4-resources-and-financing"/>4. Resources and Financing.</text:h>
      <text:p text:style-name="P14">The governance model must have sufficient human and material resources at its disposal, and these resources must be financed in an equitable manner.</text:p>
      <text:h text:style-name="P16" text:outline-level="2"><text:bookmark text:name="user-content-5-trust-and-insight"/>5. Trust and Insight.</text:h>
      <text:p text:style-name="P15"><text:span text:style-name="T3">The trust enjoyed by a successful governance model and its institutions relies on </text:span><text:span text:style-name="Emphasis"><text:span text:style-name="T3">transparency</text:span></text:span><text:span text:style-name="T3"> and considerable insight into power structures and decision-making.</text:span></text:p>
      <text:h text:style-name="P16" text:outline-level="2"><text:bookmark text:name="user-content-6-flexibility"/>6. Flexibility.</text:h>
      <text:p text:style-name="P14">In order to be able to fulfil its objectives effectively, a successful governance model must contain mechanisms that allow for revisions and improvements to be made to its structure and components.</text:p>
      <text:h text:style-name="P16" text:outline-level="2"><text:bookmark text:name="user-content-7-protection-against-the-abuse-of-power"/>7. Protection against the Abuse of Power.</text:h>
      <text:p text:style-name="P14">A control system must be in place to take action if the organization should overstep its mandate, e.g. by unduly interfering with the internal affairs of nation-states or favouring the special interests of individuals, groups, organizations, states or groups of states.</text:p>
      <text:h text:style-name="P16" text:outline-level="2"><text:bookmark text:name="user-content-8-accountability"/>8. Accountability.</text:h>
      <text:p text:style-name="P14">It is a fundamental requirement of a successful governance model that it performs the tasks it has been charged with, and the governance model must include the power to hold the decision-makers accountable for their actions.</text:p>
      <text:h text:style-name="P11" text:outline-level="1"/>
      <text:h text:style-name="P12" text:outline-level="1"><text:bookmark text:name="user-content-references"/>References</text:h>
      <text:p text:style-name="P2"><text:span text:style-name="T5">[1] Benjamin Todd, the CEO of 80,000 Hours, </text:span><text:a xlink:type="simple" xlink:href="https://80000hours.org/career-guide/world-problems/" text:style-name="Internet_20_link" text:visited-style-name="Visited_20_Internet_20_Link"><text:span text:style-name="T2">https://80000hours.org/career-guide/world-problems/</text:span></text:a><text:span text:style-name="T5"> [2] The Modern Mercenary - Private Armies and What They Mean for World Order by Sean McFate [3] </text:span><text:a xlink:type="simple" xlink:href="http://www.un.org/sustainabledevelopment/" text:style-name="Internet_20_link" text:visited-style-name="Visited_20_Internet_20_Link"><text:span text:style-name="T2">http://www.un.org/sustainabledevelopment/</text:span></text:a></text:p>
      <text:h text:style-name="P11" text:outline-level="1"/>
      <text:h text:style-name="P12" text:outline-level="1"><text:bookmark text:name="user-content-attachments"/>Attachments</text:h>
      <text:p text:style-name="P14">max 2 illustrations</text:p>
      <text:h text:style-name="P11" text:outline-level="1"/>
      <text:h text:style-name="P12" text:outline-level="1"><text:bookmark text:name="user-content-apendixes-not-to-be-submitted"/>Apendixes (not to be submitted)</text:h>
      <text:h text:style-name="P16" text:outline-level="2"><text:bookmark text:name="user-content-apendix-1"/>Apendix 1</text:h>
      <text:p text:style-name="P1">Westphalian order, the current Global order, codified into International Law, is based on basic principle - states are the only sovereign agents in global politics. As long states are sovereign, and there are no other sovereign, Westphalian order is considered strong. Of course, states are allowed to come together and make international institutions, and make pledges or even surrend part of its sovereigncy to the international institutions, like Internation Criminal Court or United Nations itself. But in last decades Westphalian order has been weak and is slowly breaking down further due to many reasons:</text:p>
      <text:list xml:id="list1458687729728952920" text:style-name="L7">
        <text:list-item>
          <text:p text:style-name="P4"><text:span text:style-name="Strong_20_Emphasis"><text:span text:style-name="T6">Takeover of International institutions</text:span></text:span><text:span text:style-name="T5"> - blahblahblah</text:span></text:p>
        </text:list-item>
        <text:list-item>
          <text:p text:style-name="P4"><text:span text:style-name="Strong_20_Emphasis"><text:span text:style-name="T6">Rise of corporations</text:span></text:span><text:span text:style-name="T5"> - blahblahblah</text:span></text:p>
        </text:list-item>
        <text:list-item>
          <text:p text:style-name="P4"><text:span text:style-name="Strong_20_Emphasis"><text:span text:style-name="T6">Downfall of state integrity</text:span></text:span><text:span text:style-name="T5"> - blahblahblah</text:span></text:p>
        </text:list-item>
        <text:list-item>
          <text:p text:style-name="P4"><text:span text:style-name="Strong_20_Emphasis"><text:span text:style-name="T6">Broken state's monopoly on military</text:span></text:span><text:span text:style-name="T5"> - blahblahblah</text:span></text:p>
        </text:list-item>
        <text:list-item>
          <text:p text:style-name="P4"><text:span text:style-name="Strong_20_Emphasis"><text:span text:style-name="T6">Birth of NGOs</text:span></text:span><text:span text:style-name="T5"> - blahblahblah</text:span></text:p>
        </text:list-item>
        <text:list-item>
          <text:p text:style-name="P4"><text:span text:style-name="Strong_20_Emphasis"><text:span text:style-name="T6">Unilateral interventions</text:span></text:span><text:span text:style-name="T5"> - blahblahblah</text:span></text:p>
        </text:list-item>
      </text:list>
      <text:h text:style-name="P16" text:outline-level="2"><text:bookmark text:name="user-content-apendix-2-hedlay-bull-excerpts"/>Apendix 2: Hedlay Bull excerpts</text:h>
      <text:p text:style-name="P2"><text:span text:style-name="T5">Hedlay Bull: To say of a number of things that together they display </text:span><text:span text:style-name="Emphasis"><text:span text:style-name="T5">order</text:span></text:span><text:span text:style-name="T5"> is, in the simplest and most general sense of the term, to say that they are related to one another according to some pattern, that their relationship is not purely haphazard but contains some discernible principle.</text:span></text:p>
      <text:p text:style-name="P2"><text:span text:style-name="T5">Hedley Bull: </text:span><text:span text:style-name="Emphasis"><text:span text:style-name="T5">First</text:span></text:span><text:span text:style-name="T5">, all societies seek to ensure that life will be in some measure secure against violence resulting in death or bodily harm . </text:span><text:span text:style-name="Emphasis"><text:span text:style-name="T5">Second</text:span></text:span><text:span text:style-name="T5">, all societies seek to ensure that promises , once made, will be kept , or that agreemen ts, once undertaken , will be carried out . </text:span><text:span text:style-name="Emphasis"><text:span text:style-name="T5">Third</text:span></text:span><text:span text:style-name="T5">, all societies pursue the goal of ensuring that the possession of things will remain stable to some degree, and will not be subject to challenges that are constant and without limit.</text:span></text:p>
      <text:p text:style-name="P2"><text:span text:style-name="T5">Hedley Bull: </text:span><text:span text:style-name="Emphasis"><text:span text:style-name="T5">States</text:span></text:span><text:span text:style-name="T5"> are independent political communities each of which possesses a government and asserts sovereignty in relation to a particular portion </text:span><text:soft-page-break/><text:span text:style-name="T5">of the earth's surface and a particular segment of the human population. ... On the one hand, states assert, in relation to this territory and population, what may be called </text:span><text:span text:style-name="Emphasis"><text:span text:style-name="T5">internal sover­eignty</text:span></text:span><text:span text:style-name="T5">, which means supremacy over all other authorities within that territory and population. On the other hand, they assert what may be called </text:span><text:span text:style-name="Emphasis"><text:span text:style-name="T5">external sovereignty</text:span></text:span><text:span text:style-name="T5">, by which is meant not supremacy but independence of outside authorities.</text:span></text:p>
      <text:p text:style-name="P2"><text:span text:style-name="T5">Hedley Bull: A </text:span><text:span text:style-name="Emphasis"><text:span text:style-name="T5">society of states</text:span></text:span><text:span text:style-name="T5"> (or international society) exists when a group of states, conscious of certain common interests and common values, form a society in the sense that they conceive themselves to be </text:span><text:span text:style-name="Emphasis"><text:span text:style-name="T5">bound by</text:span></text:span><text:span text:style-name="T5"> a </text:span><text:span text:style-name="Emphasis"><text:span text:style-name="T5">common set of rules</text:span></text:span><text:span text:style-name="T5"> in their relations with one another, and share in the working of </text:span><text:span text:style-name="Emphasis"><text:span text:style-name="T5">common institutions</text:span></text:span><text:span text:style-name="T5">. If states today form an international society (to what extent they do is the subject of the next chapter), this is because, recognising certain common interests and perhaps some common values, they regard themselves as bound by certain rules in their dealings with one another, such as that they should respect one another's claims to independence, that they should honour agreements into which they enter, and that they should be subject to certain limitations in exercising force against one another. At the same time they co­operate in the working of institutions such as the forms of procedures of international law, the machinery of diplomacy and general international organisation, and the customs and conven­tions of war.</text:span></text:p>
      <text:p text:style-name="P2"><text:span text:style-name="T5">Hedley Bull: </text:span><text:span text:style-name="Emphasis"><text:span text:style-name="T5">First</text:span></text:span><text:span text:style-name="T5">, there is the goal of preservation of the system and society of states itself. Modern states have been united in the belief that they are the principal actors in world politics and the chief bearers of rights and duties within it. </text:span><text:span text:style-name="Emphasis"><text:span text:style-name="T5">Second</text:span></text:span><text:span text:style-name="T5">, there is the goal of maintaining the independence or external sovereignty of individual states. From the perspective ofThe Concept of Order in any particular state what it chiefly hopes to gain from participation in the society of states is recognition of its independence of outside authority, and in particular of its supreme jurisdicti on over i ts subjects and territory. The chief price it has to pay for this is recognition of like rights to independ ence and sovereignty on the part of other states. </text:span><text:span text:style-name="Emphasis"><text:span text:style-name="T5">Third</text:span></text:span><text:span text:style-name="T5">, there is the goal of peace. By this is meant not the goal of establishing universal and permanent peace, [.. but] What states seek to make secure or safe is not merely peace, but their independence and the continued existence of the society of states itself which that independence requires. </text:span><text:span text:style-name="Emphasis"><text:span text:style-name="T5">Fourth</text:span></text:span><text:span text:style-name="T5">, it should be noted that among the elementary or primary goals of the society of states are those which, at the beginning of this chapter, were said to be the common goals of all social life: limitation of violence resulting in death or bodily harm, the keeping of promises and the stabilisation of possession by rules of property. The goal of </text:span><text:span text:style-name="Emphasis"><text:span text:style-name="T5">limitation of violence</text:span></text:span><text:span text:style-name="T5"> is represented in international society in a number of ways. States co-operate in international society so as to maintain </text:span><text:soft-page-break/><text:span text:style-name="T5">their monopoly of violence, and deny the right to employ it to other groups. The goal of the </text:span><text:span text:style-name="Emphasis"><text:span text:style-name="T5">keeping of promises</text:span></text:span><text:span text:style-name="T5"> is represented in the principle 'pacta sunt ser vanda'. Among states as among individuals, co­operation can take place only on the basis of agreements, and agreements can fulfil their function in social life only on the basis of a presumption that once entered into they will be upheld. The goal of </text:span><text:span text:style-name="Emphasis"><text:span text:style-name="T5">stability of possession</text:span></text:span><text:span text:style-name="T5"> is reflected in international society not only by the recognition by states of one another's property, but more fundamentally in the compact of mutual recognition of sovereignty, in which states accept one another's spheres of jurisdiction: indeed, the idea of the sovereign ty of the state derived historically from the idea that certain territories and peoples were the property or patrimony of the ruler.</text:span></text:p>
      <text:p text:style-name="P3"><text:span text:style-name="T5">Hedley Bull: </text:span><text:span text:style-name="Emphasis"><text:span text:style-name="T5">'Supra-state' actors</text:span></text:span><text:span text:style-name="T5"> such as, in the sixteenth and seventeenth centuries, the Papacy and the Holy Roman Emperor, or, in the twentieth century, the United Nations (one thinks especially of its role as a violent actor in the 1 960- 1 Congo crisis) present such a threat. </text:span><text:span text:style-name="Emphasis"><text:span text:style-name="T5">'Sub-state' actors</text:span></text:span><text:span text:style-name="T5"> which operate in world politics from within a particular state, or </text:span><text:span text:style-name="Emphasis"><text:span text:style-name="T5">'trans-state' actors</text:span></text:span><text:span text:style-name="T5"> which are groups cutting across the boundaries of states, may also challenge the privileged position of states in world politics, or their right to enjoy it; in the history of modern international society the revolutionary and counter-revolutionary manifestations of human solidarity engen­dered by the Reformation, the French Revolution and the Russian Revolution are principal exampl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11:32:57.703475460</meta:creation-date>
    <dc:date>2017-09-11T11:36:36.241239431</dc:date>
    <meta:editing-duration>PT3M39S</meta:editing-duration>
    <meta:editing-cycles>1</meta:editing-cycles>
    <meta:document-statistic meta:table-count="0" meta:image-count="0" meta:object-count="0" meta:page-count="19" meta:paragraph-count="145" meta:word-count="5323" meta:character-count="33495" meta:non-whitespace-character-count="28360"/>
    <meta:generator>LibreOffice/5.2.7.2$Linux_X86_64 LibreOffice_project/20m0$Build-2</meta:generator>
  </office:meta>
</office:document-meta>
</file>